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Lohit Hindi1" svg:font-family="'Lohit Hindi'"/>
    <style:font-face style:name="Ubuntu" svg:font-family="Ubuntu" style:font-family-generic="swiss"/>
    <style:font-face style:name="Liberation Serif" style:font-pitch="variable" svg:font-family="'Liberation Serif'" style:font-family-generic="roman"/>
    <style:font-face style:name="Liberation Sans" style:font-pitch="variable" svg:font-family="'Liberation Sans'" style:font-family-generic="swiss"/>
    <style:font-face style:name="Liberation Serif1" style:font-pitch="variable" svg:font-family="'Liberation Serif'" style:font-family-generic="swiss"/>
    <style:font-face style:name="Ubuntu1" style:font-pitch="variable" svg:font-family="Ubuntu" style:font-family-generic="swiss"/>
    <style:font-face style:name="Droid Sans" style:font-pitch="variable" svg:font-family="'Droid Sans'" style:font-family-generic="system"/>
    <style:font-face style:name="Lohit Hindi" style:font-pitch="variable" svg:font-family="'Lohit Hindi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Table1" style:family="table">
      <style:table-properties table:align="margins" style:width="17cm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1.E1" style:family="table-cell">
      <style:table-cell-properties fo:border="0.05pt solid #000000" fo:padding="0.097cm"/>
    </style:style>
    <style:style style:name="P1" style:parent-style-name="Standard" style:family="paragraph">
      <style:paragraph-properties fo:break-before="page"/>
    </style:style>
    <style:style style:name="P2" style:parent-style-name="Table_20_Contents" style:family="paragraph">
      <style:paragraph-properties fo:text-align="center" style:justify-single-word="false"/>
      <style:text-properties fo:font-weight="bold" style:font-weight-asian="bold" style:font-weight-complex="bold"/>
    </style:style>
    <style:style style:name="P3" style:parent-style-name="Standard" style:family="paragraph">
      <style:text-properties officeooo:paragraph-rsid="000997e7" officeooo:rsid="000997e7"/>
    </style:style>
    <style:style style:name="P4" style:parent-style-name="Heading_20_1" style:family="paragraph">
      <style:paragraph-properties fo:text-align="center" style:justify-single-word="false"/>
    </style:style>
    <style:style style:name="P5" style:parent-style-name="Standard" style:family="paragraph">
      <style:text-properties officeooo:paragraph-rsid="000b71e3" officeooo:rsid="000997e7"/>
    </style:style>
    <style:style style:name="P6" style:family="paragraph">
      <style:paragraph-properties fo:margin-top="0cm" fo:text-indent="0cm" style:writing-mode="lr-tb" style:text-autospace="ideograph-alpha" fo:margin-left="0cm" style:punctuation-wrap="simple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officeooo:rsid="000b71e3"/>
    </style:style>
    <style:style style:name="T2" style:family="text">
      <style:text-properties officeooo:rsid="000e445a"/>
    </style:style>
    <style:style style:name="T3" style:family="text">
      <style:text-properties officeooo:rsid="001018fa"/>
    </style:style>
    <style:style style:name="T4" style:family="text">
      <style:text-properties officeooo:rsid="001131dc"/>
    </style:style>
    <style:style style:name="T5" style:family="text">
      <style:text-properties fo:font-weight="normal" fo:font-style="normal" style:use-window-font-color="true" fo:language="en" style:font-style-complex="normal" fo:letter-spacing="normal" style:font-name-asian="Droid Sans" style:country-asian="CN" style:letter-kerning="true" style:font-name-complex="Lohit Hindi" style:text-position="0% 100%" style:text-underline-style="none" style:text-emphasize="none" style:font-name="Ubuntu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style:font-style-asian="normal" style:text-overline-color="font-color" style:text-overline-mode="continuous" fo:country="GB" style:font-size-asian="10.5pt" style:text-line-through-type="none" fo:text-shadow="none" style:text-line-through-mode="continuous" style:language-complex="hi" fo:font-size="10pt" style:country-complex="IN"/>
    </style:style>
    <style:style style:name="Sect1" style:family="section">
      <style:section-properties style:editable="false">
        <style:columns fo:column-gap="0cm" fo:column-count="1"/>
      </style:section-properties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section text:style-name="Sect1" text:name="Card">
        <text:h text:outline-level="1" text:style-name="P4">Eurovision Bingo</text:h>
        <text:p text:style-name="Standard"/>
        <text:p text:style-name="P3">Welcome to Eurovision Bingo! This game is based on the <text:span text:style-name="T2">scurrilous </text:span>allegation that all <text:span text:style-name="T3">sets of </text:span>Eurovision songs are basically the same. To investigate this, all of the non-trivial words from the songs of last year have been analysed, frequency-counted, pulped, mangled, squeezed, and turned into bingo cards.</text:p>
        <text:p text:style-name="P3"/>
        <text:p text:style-name="P5"><text:span text:style-name="T4">To play: w</text:span>hen you hear a word sung, put a cross through it. <text:span text:style-name="T1">Words must be exact matches - “love” and “loving” are not the same word. Turn on subtitles (always a good idea anyway) to make the lyrics clear. </text:span>If in doubt as to whether a particular word was sung, consult your fellow players.</text:p>
        <text:p text:style-name="P5"/>
        <text:p text:style-name="P5">First person to make a line of 5 in any direction <text:span text:style-name="T1">(including diagonals) </text:span>wins!</text:p>
        <text:p text:style-name="Standard"/>
        <table:table table:name="Table1" table:style-name="Table1">
          <table:table-column table:number-columns-repeated="5" table:style-name="Table1.A"/>
          <table:table-row>
            <table:table-cell office:value-type="string" table:style-name="Table1.A1">
              <text:p text:style-name="P2">alive</text:p>
            </table:table-cell>
            <table:table-cell office:value-type="string" table:style-name="Table1.A1">
              <text:p text:style-name="P2">left</text:p>
            </table:table-cell>
            <table:table-cell office:value-type="string" table:style-name="Table1.A1">
              <text:p text:style-name="P2">apart</text:p>
            </table:table-cell>
            <table:table-cell office:value-type="string" table:style-name="Table1.A1">
              <text:p text:style-name="P2">life</text:p>
            </table:table-cell>
            <table:table-cell office:value-type="string" table:style-name="Table1.E1">
              <text:p text:style-name="P2">there</text:p>
            </table:table-cell>
          </table:table-row>
          <table:table-row>
            <table:table-cell office:value-type="string" table:style-name="Table1.A1">
              <text:p text:style-name="P2">eyes</text:p>
            </table:table-cell>
            <table:table-cell office:value-type="string" table:style-name="Table1.A1">
              <text:p text:style-name="P2">feeling</text:p>
            </table:table-cell>
            <table:table-cell office:value-type="string" table:style-name="Table1.A1">
              <text:p text:style-name="P2">listen</text:p>
            </table:table-cell>
            <table:table-cell office:value-type="string" table:style-name="Table1.A1">
              <text:p text:style-name="P2">inside</text:p>
            </table:table-cell>
            <table:table-cell office:value-type="string" table:style-name="Table1.E1">
              <text:p text:style-name="P2">honey</text:p>
            </table:table-cell>
          </table:table-row>
          <table:table-row>
            <table:table-cell office:value-type="string" table:style-name="Table1.A1">
              <text:p text:style-name="P2">tomorrow</text:p>
            </table:table-cell>
            <table:table-cell office:value-type="string" table:style-name="Table1.A1">
              <text:p text:style-name="P2">fighting</text:p>
            </table:table-cell>
            <table:table-cell office:value-type="string" table:style-name="Table1.A1">
              <text:p text:style-name="P2">LOVE</text:p>
            </table:table-cell>
            <table:table-cell office:value-type="string" table:style-name="Table1.A1">
              <text:p text:style-name="P2">call</text:p>
            </table:table-cell>
            <table:table-cell office:value-type="string" table:style-name="Table1.E1">
              <text:p text:style-name="P2">run</text:p>
            </table:table-cell>
          </table:table-row>
          <table:table-row>
            <table:table-cell office:value-type="string" table:style-name="Table1.A1">
              <text:p text:style-name="P2">good</text:p>
            </table:table-cell>
            <table:table-cell office:value-type="string" table:style-name="Table1.A1">
              <text:p text:style-name="P2">everybody</text:p>
            </table:table-cell>
            <table:table-cell office:value-type="string" table:style-name="Table1.A1">
              <text:p text:style-name="P2">words</text:p>
            </table:table-cell>
            <table:table-cell office:value-type="string" table:style-name="Table1.A1">
              <text:p text:style-name="P2">denied</text:p>
            </table:table-cell>
            <table:table-cell office:value-type="string" table:style-name="Table1.E1">
              <text:p text:style-name="P2">live</text:p>
            </table:table-cell>
          </table:table-row>
          <table:table-row>
            <table:table-cell office:value-type="string" table:style-name="Table1.A1">
              <text:p text:style-name="P2">else</text:p>
            </table:table-cell>
            <table:table-cell office:value-type="string" table:style-name="Table1.A1">
              <text:p text:style-name="P2">mind</text:p>
            </table:table-cell>
            <table:table-cell office:value-type="string" table:style-name="Table1.A1">
              <text:p text:style-name="P2">hurt</text:p>
            </table:table-cell>
            <table:table-cell office:value-type="string" table:style-name="Table1.A1">
              <text:p text:style-name="P2">beautiful</text:p>
            </table:table-cell>
            <table:table-cell office:value-type="string" table:style-name="Table1.E1">
              <text:p text:style-name="P2">tell</text:p>
            </table:table-cell>
          </table:table-row>
        </table:table>
        <text:p text:style-name="Standard"/>
        <text:p text:style-name="P1"/>
      </text:section>
      <text:section text:style-name="Sect1" text:name="Card">
        <text:h text:outline-level="1" text:style-name="P4">Eurovision Bingo</text:h>
        <text:p text:style-name="Standard"/>
        <text:p text:style-name="P3">Welcome to Eurovision Bingo! This game is based on the <text:span text:style-name="T2">scurrilous </text:span>allegation that all <text:span text:style-name="T3">sets of </text:span>Eurovision songs are basically the same. To investigate this, all of the non-trivial words from the songs of last year have been analysed, frequency-counted, pulped, mangled, squeezed, and turned into bingo cards.</text:p>
        <text:p text:style-name="P3"/>
        <text:p text:style-name="P5"><text:span text:style-name="T4">To play: w</text:span>hen you hear a word sung, put a cross through it. <text:span text:style-name="T1">Words must be exact matches - “love” and “loving” are not the same word. Turn on subtitles (always a good idea anyway) to make the lyrics clear. </text:span>If in doubt as to whether a particular word was sung, consult your fellow players.</text:p>
        <text:p text:style-name="P5"/>
        <text:p text:style-name="P5">First person to make a line of 5 in any direction <text:span text:style-name="T1">(including diagonals) </text:span>wins!</text:p>
        <text:p text:style-name="Standard"/>
        <table:table table:name="Table1" table:style-name="Table1">
          <table:table-column table:number-columns-repeated="5" table:style-name="Table1.A"/>
          <table:table-row>
            <table:table-cell office:value-type="string" table:style-name="Table1.A1">
              <text:p text:style-name="P2">lies</text:p>
            </table:table-cell>
            <table:table-cell office:value-type="string" table:style-name="Table1.A1">
              <text:p text:style-name="P2">gonna</text:p>
            </table:table-cell>
            <table:table-cell office:value-type="string" table:style-name="Table1.A1">
              <text:p text:style-name="P2">ways</text:p>
            </table:table-cell>
            <table:table-cell office:value-type="string" table:style-name="Table1.A1">
              <text:p text:style-name="P2">just</text:p>
            </table:table-cell>
            <table:table-cell office:value-type="string" table:style-name="Table1.E1">
              <text:p text:style-name="P2">stars</text:p>
            </table:table-cell>
          </table:table-row>
          <table:table-row>
            <table:table-cell office:value-type="string" table:style-name="Table1.A1">
              <text:p text:style-name="P2">soul</text:p>
            </table:table-cell>
            <table:table-cell office:value-type="string" table:style-name="Table1.A1">
              <text:p text:style-name="P2">show</text:p>
            </table:table-cell>
            <table:table-cell office:value-type="string" table:style-name="Table1.A1">
              <text:p text:style-name="P2">door</text:p>
            </table:table-cell>
            <table:table-cell office:value-type="string" table:style-name="Table1.A1">
              <text:p text:style-name="P2">back</text:p>
            </table:table-cell>
            <table:table-cell office:value-type="string" table:style-name="Table1.E1">
              <text:p text:style-name="P2">because</text:p>
            </table:table-cell>
          </table:table-row>
          <table:table-row>
            <table:table-cell office:value-type="string" table:style-name="Table1.A1">
              <text:p text:style-name="P2">did</text:p>
            </table:table-cell>
            <table:table-cell office:value-type="string" table:style-name="Table1.A1">
              <text:p text:style-name="P2">days</text:p>
            </table:table-cell>
            <table:table-cell office:value-type="string" table:style-name="Table1.A1">
              <text:p text:style-name="P2">LOVE</text:p>
            </table:table-cell>
            <table:table-cell office:value-type="string" table:style-name="Table1.A1">
              <text:p text:style-name="P2">hear</text:p>
            </table:table-cell>
            <table:table-cell office:value-type="string" table:style-name="Table1.E1">
              <text:p text:style-name="P2">anymore</text:p>
            </table:table-cell>
          </table:table-row>
          <table:table-row>
            <table:table-cell office:value-type="string" table:style-name="Table1.A1">
              <text:p text:style-name="P2">sun</text:p>
            </table:table-cell>
            <table:table-cell office:value-type="string" table:style-name="Table1.A1">
              <text:p text:style-name="P2">day</text:p>
            </table:table-cell>
            <table:table-cell office:value-type="string" table:style-name="Table1.A1">
              <text:p text:style-name="P2">hope</text:p>
            </table:table-cell>
            <table:table-cell office:value-type="string" table:style-name="Table1.A1">
              <text:p text:style-name="P2">ooh</text:p>
            </table:table-cell>
            <table:table-cell office:value-type="string" table:style-name="Table1.E1">
              <text:p text:style-name="P2">here</text:p>
            </table:table-cell>
          </table:table-row>
          <table:table-row>
            <table:table-cell office:value-type="string" table:style-name="Table1.A1">
              <text:p text:style-name="P2">many</text:p>
            </table:table-cell>
            <table:table-cell office:value-type="string" table:style-name="Table1.A1">
              <text:p text:style-name="P2">let</text:p>
            </table:table-cell>
            <table:table-cell office:value-type="string" table:style-name="Table1.A1">
              <text:p text:style-name="P2">may</text:p>
            </table:table-cell>
            <table:table-cell office:value-type="string" table:style-name="Table1.A1">
              <text:p text:style-name="P2">song</text:p>
            </table:table-cell>
            <table:table-cell office:value-type="string" table:style-name="Table1.E1">
              <text:p text:style-name="P2">stop</text:p>
            </table:table-cell>
          </table:table-row>
        </table:table>
        <text:p text:style-name="Standard"/>
        <text:p text:style-name="P1"/>
      </text:section>
      <text:section text:style-name="Sect1" text:name="Card">
        <text:h text:outline-level="1" text:style-name="P4">Eurovision Bingo</text:h>
        <text:p text:style-name="Standard"/>
        <text:p text:style-name="P3">Welcome to Eurovision Bingo! This game is based on the <text:span text:style-name="T2">scurrilous </text:span>allegation that all <text:span text:style-name="T3">sets of </text:span>Eurovision songs are basically the same. To investigate this, all of the non-trivial words from the songs of last year have been analysed, frequency-counted, pulped, mangled, squeezed, and turned into bingo cards.</text:p>
        <text:p text:style-name="P3"/>
        <text:p text:style-name="P5"><text:span text:style-name="T4">To play: w</text:span>hen you hear a word sung, put a cross through it. <text:span text:style-name="T1">Words must be exact matches - “love” and “loving” are not the same word. Turn on subtitles (always a good idea anyway) to make the lyrics clear. </text:span>If in doubt as to whether a particular word was sung, consult your fellow players.</text:p>
        <text:p text:style-name="P5"/>
        <text:p text:style-name="P5">First person to make a line of 5 in any direction <text:span text:style-name="T1">(including diagonals) </text:span>wins!</text:p>
        <text:p text:style-name="Standard"/>
        <table:table table:name="Table1" table:style-name="Table1">
          <table:table-column table:number-columns-repeated="5" table:style-name="Table1.A"/>
          <table:table-row>
            <table:table-cell office:value-type="string" table:style-name="Table1.A1">
              <text:p text:style-name="P2">mean</text:p>
            </table:table-cell>
            <table:table-cell office:value-type="string" table:style-name="Table1.A1">
              <text:p text:style-name="P2">again</text:p>
            </table:table-cell>
            <table:table-cell office:value-type="string" table:style-name="Table1.A1">
              <text:p text:style-name="P2">before</text:p>
            </table:table-cell>
            <table:table-cell office:value-type="string" table:style-name="Table1.A1">
              <text:p text:style-name="P2">feel</text:p>
            </table:table-cell>
            <table:table-cell office:value-type="string" table:style-name="Table1.E1">
              <text:p text:style-name="P2">change</text:p>
            </table:table-cell>
          </table:table-row>
          <table:table-row>
            <table:table-cell office:value-type="string" table:style-name="Table1.A1">
              <text:p text:style-name="P2">think</text:p>
            </table:table-cell>
            <table:table-cell office:value-type="string" table:style-name="Table1.A1">
              <text:p text:style-name="P2">wanna</text:p>
            </table:table-cell>
            <table:table-cell office:value-type="string" table:style-name="Table1.A1">
              <text:p text:style-name="P2">he</text:p>
            </table:table-cell>
            <table:table-cell office:value-type="string" table:style-name="Table1.A1">
              <text:p text:style-name="P2">everything</text:p>
            </table:table-cell>
            <table:table-cell office:value-type="string" table:style-name="Table1.E1">
              <text:p text:style-name="P2">bring</text:p>
            </table:table-cell>
          </table:table-row>
          <table:table-row>
            <table:table-cell office:value-type="string" table:style-name="Table1.A1">
              <text:p text:style-name="P2">without</text:p>
            </table:table-cell>
            <table:table-cell office:value-type="string" table:style-name="Table1.A1">
              <text:p text:style-name="P2">lonely</text:p>
            </table:table-cell>
            <table:table-cell office:value-type="string" table:style-name="Table1.A1">
              <text:p text:style-name="P2">LOVE</text:p>
            </table:table-cell>
            <table:table-cell office:value-type="string" table:style-name="Table1.A1">
              <text:p text:style-name="P2">pain</text:p>
            </table:table-cell>
            <table:table-cell office:value-type="string" table:style-name="Table1.E1">
              <text:p text:style-name="P2">through</text:p>
            </table:table-cell>
          </table:table-row>
          <table:table-row>
            <table:table-cell office:value-type="string" table:style-name="Table1.A1">
              <text:p text:style-name="P2">face</text:p>
            </table:table-cell>
            <table:table-cell office:value-type="string" table:style-name="Table1.A1">
              <text:p text:style-name="P2">breathe</text:p>
            </table:table-cell>
            <table:table-cell office:value-type="string" table:style-name="Table1.A1">
              <text:p text:style-name="P2">tonight</text:p>
            </table:table-cell>
            <table:table-cell office:value-type="string" table:style-name="Table1.A1">
              <text:p text:style-name="P2">feels</text:p>
            </table:table-cell>
            <table:table-cell office:value-type="string" table:style-name="Table1.E1">
              <text:p text:style-name="P2">oh</text:p>
            </table:table-cell>
          </table:table-row>
          <table:table-row>
            <table:table-cell office:value-type="string" table:style-name="Table1.A1">
              <text:p text:style-name="P2">girl</text:p>
            </table:table-cell>
            <table:table-cell office:value-type="string" table:style-name="Table1.A1">
              <text:p text:style-name="P2">say</text:p>
            </table:table-cell>
            <table:table-cell office:value-type="string" table:style-name="Table1.A1">
              <text:p text:style-name="P2">world</text:p>
            </table:table-cell>
            <table:table-cell office:value-type="string" table:style-name="Table1.A1">
              <text:p text:style-name="P2">thinking</text:p>
            </table:table-cell>
            <table:table-cell office:value-type="string" table:style-name="Table1.E1">
              <text:p text:style-name="P2">light</text:p>
            </table:table-cell>
          </table:table-row>
        </table:table>
        <text:p text:style-name="Standard"/>
        <text:p text:style-name="P1"/>
      </text:section>
      <text:section text:style-name="Sect1" text:name="Card">
        <text:h text:outline-level="1" text:style-name="P4">Eurovision Bingo</text:h>
        <text:p text:style-name="Standard"/>
        <text:p text:style-name="P3">Welcome to Eurovision Bingo! This game is based on the <text:span text:style-name="T2">scurrilous </text:span>allegation that all <text:span text:style-name="T3">sets of </text:span>Eurovision songs are basically the same. To investigate this, all of the non-trivial words from the songs of last year have been analysed, frequency-counted, pulped, mangled, squeezed, and turned into bingo cards.</text:p>
        <text:p text:style-name="P3"/>
        <text:p text:style-name="P5"><text:span text:style-name="T4">To play: w</text:span>hen you hear a word sung, put a cross through it. <text:span text:style-name="T1">Words must be exact matches - “love” and “loving” are not the same word. Turn on subtitles (always a good idea anyway) to make the lyrics clear. </text:span>If in doubt as to whether a particular word was sung, consult your fellow players.</text:p>
        <text:p text:style-name="P5"/>
        <text:p text:style-name="P5">First person to make a line of 5 in any direction <text:span text:style-name="T1">(including diagonals) </text:span>wins!</text:p>
        <text:p text:style-name="Standard"/>
        <table:table table:name="Table1" table:style-name="Table1">
          <table:table-column table:number-columns-repeated="5" table:style-name="Table1.A"/>
          <table:table-row>
            <table:table-cell office:value-type="string" table:style-name="Table1.A1">
              <text:p text:style-name="P2">long</text:p>
            </table:table-cell>
            <table:table-cell office:value-type="string" table:style-name="Table1.A1">
              <text:p text:style-name="P2">ever</text:p>
            </table:table-cell>
            <table:table-cell office:value-type="string" table:style-name="Table1.A1">
              <text:p text:style-name="P2">gun</text:p>
            </table:table-cell>
            <table:table-cell office:value-type="string" table:style-name="Table1.A1">
              <text:p text:style-name="P2">want</text:p>
            </table:table-cell>
            <table:table-cell office:value-type="string" table:style-name="Table1.E1">
              <text:p text:style-name="P2">need</text:p>
            </table:table-cell>
          </table:table-row>
          <table:table-row>
            <table:table-cell office:value-type="string" table:style-name="Table1.A1">
              <text:p text:style-name="P2">right</text:p>
            </table:table-cell>
            <table:table-cell office:value-type="string" table:style-name="Table1.A1">
              <text:p text:style-name="P2">breath</text:p>
            </table:table-cell>
            <table:table-cell office:value-type="string" table:style-name="Table1.A1">
              <text:p text:style-name="P2">free</text:p>
            </table:table-cell>
            <table:table-cell office:value-type="string" table:style-name="Table1.A1">
              <text:p text:style-name="P2">look</text:p>
            </table:table-cell>
            <table:table-cell office:value-type="string" table:style-name="Table1.E1">
              <text:p text:style-name="P2">oblivion</text:p>
            </table:table-cell>
          </table:table-row>
          <table:table-row>
            <table:table-cell office:value-type="string" table:style-name="Table1.A1">
              <text:p text:style-name="P2">hold</text:p>
            </table:table-cell>
            <table:table-cell office:value-type="string" table:style-name="Table1.A1">
              <text:p text:style-name="P2">yesterday</text:p>
            </table:table-cell>
            <table:table-cell office:value-type="string" table:style-name="Table1.A1">
              <text:p text:style-name="P2">LOVE</text:p>
            </table:table-cell>
            <table:table-cell office:value-type="string" table:style-name="Table1.A1">
              <text:p text:style-name="P2">dream</text:p>
            </table:table-cell>
            <table:table-cell office:value-type="string" table:style-name="Table1.E1">
              <text:p text:style-name="P2">under</text:p>
            </table:table-cell>
          </table:table-row>
          <table:table-row>
            <table:table-cell office:value-type="string" table:style-name="Table1.A1">
              <text:p text:style-name="P2">lost</text:p>
            </table:table-cell>
            <table:table-cell office:value-type="string" table:style-name="Table1.A1">
              <text:p text:style-name="P2">yeah</text:p>
            </table:table-cell>
            <table:table-cell office:value-type="string" table:style-name="Table1.A1">
              <text:p text:style-name="P2">get</text:p>
            </table:table-cell>
            <table:table-cell office:value-type="string" table:style-name="Table1.A1">
              <text:p text:style-name="P2">any</text:p>
            </table:table-cell>
            <table:table-cell office:value-type="string" table:style-name="Table1.E1">
              <text:p text:style-name="P2">leave</text:p>
            </table:table-cell>
          </table:table-row>
          <table:table-row>
            <table:table-cell office:value-type="string" table:style-name="Table1.A1">
              <text:p text:style-name="P2">dance</text:p>
            </table:table-cell>
            <table:table-cell office:value-type="string" table:style-name="Table1.A1">
              <text:p text:style-name="P2">time</text:p>
            </table:table-cell>
            <table:table-cell office:value-type="string" table:style-name="Table1.A1">
              <text:p text:style-name="P2">set</text:p>
            </table:table-cell>
            <table:table-cell office:value-type="string" table:style-name="Table1.A1">
              <text:p text:style-name="P2">drum</text:p>
            </table:table-cell>
            <table:table-cell office:value-type="string" table:style-name="Table1.E1">
              <text:p text:style-name="P2">baby</text:p>
            </table:table-cell>
          </table:table-row>
        </table:table>
        <text:p text:style-name="Standard"/>
        <text:p text:style-name="P1"/>
      </text:section>
      <text:section text:style-name="Sect1" text:name="Card">
        <text:h text:outline-level="1" text:style-name="P4">Eurovision Bingo</text:h>
        <text:p text:style-name="Standard"/>
        <text:p text:style-name="P3">Welcome to Eurovision Bingo! This game is based on the <text:span text:style-name="T2">scurrilous </text:span>allegation that all <text:span text:style-name="T3">sets of </text:span>Eurovision songs are basically the same. To investigate this, all of the non-trivial words from the songs of last year have been analysed, frequency-counted, pulped, mangled, squeezed, and turned into bingo cards.</text:p>
        <text:p text:style-name="P3"/>
        <text:p text:style-name="P5"><text:span text:style-name="T4">To play: w</text:span>hen you hear a word sung, put a cross through it. <text:span text:style-name="T1">Words must be exact matches - “love” and “loving” are not the same word. Turn on subtitles (always a good idea anyway) to make the lyrics clear. </text:span>If in doubt as to whether a particular word was sung, consult your fellow players.</text:p>
        <text:p text:style-name="P5"/>
        <text:p text:style-name="P5">First person to make a line of 5 in any direction <text:span text:style-name="T1">(including diagonals) </text:span>wins!</text:p>
        <text:p text:style-name="Standard"/>
        <table:table table:name="Table1" table:style-name="Table1">
          <table:table-column table:number-columns-repeated="5" table:style-name="Table1.A"/>
          <table:table-row>
            <table:table-cell office:value-type="string" table:style-name="Table1.A1">
              <text:p text:style-name="P2">took</text:p>
            </table:table-cell>
            <table:table-cell office:value-type="string" table:style-name="Table1.A1">
              <text:p text:style-name="P2">forget</text:p>
            </table:table-cell>
            <table:table-cell office:value-type="string" table:style-name="Table1.A1">
              <text:p text:style-name="P2">she</text:p>
            </table:table-cell>
            <table:table-cell office:value-type="string" table:style-name="Table1.A1">
              <text:p text:style-name="P2">live</text:p>
            </table:table-cell>
            <table:table-cell office:value-type="string" table:style-name="Table1.E1">
              <text:p text:style-name="P2">fight</text:p>
            </table:table-cell>
          </table:table-row>
          <table:table-row>
            <table:table-cell office:value-type="string" table:style-name="Table1.A1">
              <text:p text:style-name="P2">mind</text:p>
            </table:table-cell>
            <table:table-cell office:value-type="string" table:style-name="Table1.A1">
              <text:p text:style-name="P2">sky</text:p>
            </table:table-cell>
            <table:table-cell office:value-type="string" table:style-name="Table1.A1">
              <text:p text:style-name="P2">reason</text:p>
            </table:table-cell>
            <table:table-cell office:value-type="string" table:style-name="Table1.A1">
              <text:p text:style-name="P2">ever</text:p>
            </table:table-cell>
            <table:table-cell office:value-type="string" table:style-name="Table1.E1">
              <text:p text:style-name="P2">brave</text:p>
            </table:table-cell>
          </table:table-row>
          <table:table-row>
            <table:table-cell office:value-type="string" table:style-name="Table1.A1">
              <text:p text:style-name="P2">everything</text:p>
            </table:table-cell>
            <table:table-cell office:value-type="string" table:style-name="Table1.A1">
              <text:p text:style-name="P2">deserves</text:p>
            </table:table-cell>
            <table:table-cell office:value-type="string" table:style-name="Table1.A1">
              <text:p text:style-name="P2">LOVE</text:p>
            </table:table-cell>
            <table:table-cell office:value-type="string" table:style-name="Table1.A1">
              <text:p text:style-name="P2">walk</text:p>
            </table:table-cell>
            <table:table-cell office:value-type="string" table:style-name="Table1.E1">
              <text:p text:style-name="P2">above</text:p>
            </table:table-cell>
          </table:table-row>
          <table:table-row>
            <table:table-cell office:value-type="string" table:style-name="Table1.A1">
              <text:p text:style-name="P2">within</text:p>
            </table:table-cell>
            <table:table-cell office:value-type="string" table:style-name="Table1.A1">
              <text:p text:style-name="P2">start</text:p>
            </table:table-cell>
            <table:table-cell office:value-type="string" table:style-name="Table1.A1">
              <text:p text:style-name="P2">tell</text:p>
            </table:table-cell>
            <table:table-cell office:value-type="string" table:style-name="Table1.A1">
              <text:p text:style-name="P2">shine</text:p>
            </table:table-cell>
            <table:table-cell office:value-type="string" table:style-name="Table1.E1">
              <text:p text:style-name="P2">here</text:p>
            </table:table-cell>
          </table:table-row>
          <table:table-row>
            <table:table-cell office:value-type="string" table:style-name="Table1.A1">
              <text:p text:style-name="P2">far</text:p>
            </table:table-cell>
            <table:table-cell office:value-type="string" table:style-name="Table1.A1">
              <text:p text:style-name="P2">think</text:p>
            </table:table-cell>
            <table:table-cell office:value-type="string" table:style-name="Table1.A1">
              <text:p text:style-name="P2">alone</text:p>
            </table:table-cell>
            <table:table-cell office:value-type="string" table:style-name="Table1.A1">
              <text:p text:style-name="P2">side</text:p>
            </table:table-cell>
            <table:table-cell office:value-type="string" table:style-name="Table1.E1">
              <text:p text:style-name="P2">without</text:p>
            </table:table-cell>
          </table:table-row>
        </table:table>
        <text:p text:style-name="Standard"/>
        <text:p text:style-name="P1"/>
      </text:section>
      <text:section text:style-name="Sect1" text:name="Card">
        <text:h text:outline-level="1" text:style-name="P4">Eurovision Bingo</text:h>
        <text:p text:style-name="Standard"/>
        <text:p text:style-name="P3">Welcome to Eurovision Bingo! This game is based on the <text:span text:style-name="T2">scurrilous </text:span>allegation that all <text:span text:style-name="T3">sets of </text:span>Eurovision songs are basically the same. To investigate this, all of the non-trivial words from the songs of last year have been analysed, frequency-counted, pulped, mangled, squeezed, and turned into bingo cards.</text:p>
        <text:p text:style-name="P3"/>
        <text:p text:style-name="P5"><text:span text:style-name="T4">To play: w</text:span>hen you hear a word sung, put a cross through it. <text:span text:style-name="T1">Words must be exact matches - “love” and “loving” are not the same word. Turn on subtitles (always a good idea anyway) to make the lyrics clear. </text:span>If in doubt as to whether a particular word was sung, consult your fellow players.</text:p>
        <text:p text:style-name="P5"/>
        <text:p text:style-name="P5">First person to make a line of 5 in any direction <text:span text:style-name="T1">(including diagonals) </text:span>wins!</text:p>
        <text:p text:style-name="Standard"/>
        <table:table table:name="Table1" table:style-name="Table1">
          <table:table-column table:number-columns-repeated="5" table:style-name="Table1.A"/>
          <table:table-row>
            <table:table-cell office:value-type="string" table:style-name="Table1.A1">
              <text:p text:style-name="P2">about</text:p>
            </table:table-cell>
            <table:table-cell office:value-type="string" table:style-name="Table1.A1">
              <text:p text:style-name="P2">did</text:p>
            </table:table-cell>
            <table:table-cell office:value-type="string" table:style-name="Table1.A1">
              <text:p text:style-name="P2">burning</text:p>
            </table:table-cell>
            <table:table-cell office:value-type="string" table:style-name="Table1.A1">
              <text:p text:style-name="P2">oh</text:p>
            </table:table-cell>
            <table:table-cell office:value-type="string" table:style-name="Table1.E1">
              <text:p text:style-name="P2">peace</text:p>
            </table:table-cell>
          </table:table-row>
          <table:table-row>
            <table:table-cell office:value-type="string" table:style-name="Table1.A1">
              <text:p text:style-name="P2">let</text:p>
            </table:table-cell>
            <table:table-cell office:value-type="string" table:style-name="Table1.A1">
              <text:p text:style-name="P2">every</text:p>
            </table:table-cell>
            <table:table-cell office:value-type="string" table:style-name="Table1.A1">
              <text:p text:style-name="P2">coming</text:p>
            </table:table-cell>
            <table:table-cell office:value-type="string" table:style-name="Table1.A1">
              <text:p text:style-name="P2">forget</text:p>
            </table:table-cell>
            <table:table-cell office:value-type="string" table:style-name="Table1.E1">
              <text:p text:style-name="P2">stay</text:p>
            </table:table-cell>
          </table:table-row>
          <table:table-row>
            <table:table-cell office:value-type="string" table:style-name="Table1.A1">
              <text:p text:style-name="P2">look</text:p>
            </table:table-cell>
            <table:table-cell office:value-type="string" table:style-name="Table1.A1">
              <text:p text:style-name="P2">afraid</text:p>
            </table:table-cell>
            <table:table-cell office:value-type="string" table:style-name="Table1.A1">
              <text:p text:style-name="P2">LOVE</text:p>
            </table:table-cell>
            <table:table-cell office:value-type="string" table:style-name="Table1.A1">
              <text:p text:style-name="P2">fear</text:p>
            </table:table-cell>
            <table:table-cell office:value-type="string" table:style-name="Table1.E1">
              <text:p text:style-name="P2">night</text:p>
            </table:table-cell>
          </table:table-row>
          <table:table-row>
            <table:table-cell office:value-type="string" table:style-name="Table1.A1">
              <text:p text:style-name="P2">their</text:p>
            </table:table-cell>
            <table:table-cell office:value-type="string" table:style-name="Table1.A1">
              <text:p text:style-name="P2">goodbye</text:p>
            </table:table-cell>
            <table:table-cell office:value-type="string" table:style-name="Table1.A1">
              <text:p text:style-name="P2">hold</text:p>
            </table:table-cell>
            <table:table-cell office:value-type="string" table:style-name="Table1.A1">
              <text:p text:style-name="P2">wake</text:p>
            </table:table-cell>
            <table:table-cell office:value-type="string" table:style-name="Table1.E1">
              <text:p text:style-name="P2">feel</text:p>
            </table:table-cell>
          </table:table-row>
          <table:table-row>
            <table:table-cell office:value-type="string" table:style-name="Table1.A1">
              <text:p text:style-name="P2">fire</text:p>
            </table:table-cell>
            <table:table-cell office:value-type="string" table:style-name="Table1.A1">
              <text:p text:style-name="P2">say</text:p>
            </table:table-cell>
            <table:table-cell office:value-type="string" table:style-name="Table1.A1">
              <text:p text:style-name="P2">sing</text:p>
            </table:table-cell>
            <table:table-cell office:value-type="string" table:style-name="Table1.A1">
              <text:p text:style-name="P2">wrong</text:p>
            </table:table-cell>
            <table:table-cell office:value-type="string" table:style-name="Table1.E1">
              <text:p text:style-name="P2">again</text:p>
            </table:table-cell>
          </table:table-row>
        </table:table>
        <text:p text:style-name="Standard"/>
        <text:p text:style-name="P1"/>
      </text:section>
      <text:section text:style-name="Sect1" text:name="Card">
        <text:h text:outline-level="1" text:style-name="P4">Eurovision Bingo</text:h>
        <text:p text:style-name="Standard"/>
        <text:p text:style-name="P3">Welcome to Eurovision Bingo! This game is based on the <text:span text:style-name="T2">scurrilous </text:span>allegation that all <text:span text:style-name="T3">sets of </text:span>Eurovision songs are basically the same. To investigate this, all of the non-trivial words from the songs of last year have been analysed, frequency-counted, pulped, mangled, squeezed, and turned into bingo cards.</text:p>
        <text:p text:style-name="P3"/>
        <text:p text:style-name="P5"><text:span text:style-name="T4">To play: w</text:span>hen you hear a word sung, put a cross through it. <text:span text:style-name="T1">Words must be exact matches - “love” and “loving” are not the same word. Turn on subtitles (always a good idea anyway) to make the lyrics clear. </text:span>If in doubt as to whether a particular word was sung, consult your fellow players.</text:p>
        <text:p text:style-name="P5"/>
        <text:p text:style-name="P5">First person to make a line of 5 in any direction <text:span text:style-name="T1">(including diagonals) </text:span>wins!</text:p>
        <text:p text:style-name="Standard"/>
        <table:table table:name="Table1" table:style-name="Table1">
          <table:table-column table:number-columns-repeated="5" table:style-name="Table1.A"/>
          <table:table-row>
            <table:table-cell office:value-type="string" table:style-name="Table1.A1">
              <text:p text:style-name="P2">turn</text:p>
            </table:table-cell>
            <table:table-cell office:value-type="string" table:style-name="Table1.A1">
              <text:p text:style-name="P2">baby</text:p>
            </table:table-cell>
            <table:table-cell office:value-type="string" table:style-name="Table1.A1">
              <text:p text:style-name="P2">each</text:p>
            </table:table-cell>
            <table:table-cell office:value-type="string" table:style-name="Table1.A1">
              <text:p text:style-name="P2">right</text:p>
            </table:table-cell>
            <table:table-cell office:value-type="string" table:style-name="Table1.E1">
              <text:p text:style-name="P2">find</text:p>
            </table:table-cell>
          </table:table-row>
          <table:table-row>
            <table:table-cell office:value-type="string" table:style-name="Table1.A1">
              <text:p text:style-name="P2">soul</text:p>
            </table:table-cell>
            <table:table-cell office:value-type="string" table:style-name="Table1.A1">
              <text:p text:style-name="P2">behind</text:p>
            </table:table-cell>
            <table:table-cell office:value-type="string" table:style-name="Table1.A1">
              <text:p text:style-name="P2">done</text:p>
            </table:table-cell>
            <table:table-cell office:value-type="string" table:style-name="Table1.A1">
              <text:p text:style-name="P2">back</text:p>
            </table:table-cell>
            <table:table-cell office:value-type="string" table:style-name="Table1.E1">
              <text:p text:style-name="P2">lose</text:p>
            </table:table-cell>
          </table:table-row>
          <table:table-row>
            <table:table-cell office:value-type="string" table:style-name="Table1.A1">
              <text:p text:style-name="P2">inside</text:p>
            </table:table-cell>
            <table:table-cell office:value-type="string" table:style-name="Table1.A1">
              <text:p text:style-name="P2">people</text:p>
            </table:table-cell>
            <table:table-cell office:value-type="string" table:style-name="Table1.A1">
              <text:p text:style-name="P2">LOVE</text:p>
            </table:table-cell>
            <table:table-cell office:value-type="string" table:style-name="Table1.A1">
              <text:p text:style-name="P2">give</text:p>
            </table:table-cell>
            <table:table-cell office:value-type="string" table:style-name="Table1.E1">
              <text:p text:style-name="P2">said</text:p>
            </table:table-cell>
          </table:table-row>
          <table:table-row>
            <table:table-cell office:value-type="string" table:style-name="Table1.A1">
              <text:p text:style-name="P2">truth</text:p>
            </table:table-cell>
            <table:table-cell office:value-type="string" table:style-name="Table1.A1">
              <text:p text:style-name="P2">hard</text:p>
            </table:table-cell>
            <table:table-cell office:value-type="string" table:style-name="Table1.A1">
              <text:p text:style-name="P2">tonight</text:p>
            </table:table-cell>
            <table:table-cell office:value-type="string" table:style-name="Table1.A1">
              <text:p text:style-name="P2">sleep</text:p>
            </table:table-cell>
            <table:table-cell office:value-type="string" table:style-name="Table1.E1">
              <text:p text:style-name="P2">life</text:p>
            </table:table-cell>
          </table:table-row>
          <table:table-row>
            <table:table-cell office:value-type="string" table:style-name="Table1.A1">
              <text:p text:style-name="P2">yet</text:p>
            </table:table-cell>
            <table:table-cell office:value-type="string" table:style-name="Table1.A1">
              <text:p text:style-name="P2">leave</text:p>
            </table:table-cell>
            <table:table-cell office:value-type="string" table:style-name="Table1.A1">
              <text:p text:style-name="P2">take</text:p>
            </table:table-cell>
            <table:table-cell office:value-type="string" table:style-name="Table1.A1">
              <text:p text:style-name="P2">always</text:p>
            </table:table-cell>
            <table:table-cell office:value-type="string" table:style-name="Table1.E1">
              <text:p text:style-name="P2">tomorrow</text:p>
            </table:table-cell>
          </table:table-row>
        </table:table>
        <text:p text:style-name="Standard"/>
        <text:p text:style-name="P1"/>
      </text:section>
      <text:section text:style-name="Sect1" text:name="Card">
        <text:h text:outline-level="1" text:style-name="P4">Eurovision Bingo</text:h>
        <text:p text:style-name="Standard"/>
        <text:p text:style-name="P3">Welcome to Eurovision Bingo! This game is based on the <text:span text:style-name="T2">scurrilous </text:span>allegation that all <text:span text:style-name="T3">sets of </text:span>Eurovision songs are basically the same. To investigate this, all of the non-trivial words from the songs of last year have been analysed, frequency-counted, pulped, mangled, squeezed, and turned into bingo cards.</text:p>
        <text:p text:style-name="P3"/>
        <text:p text:style-name="P5"><text:span text:style-name="T4">To play: w</text:span>hen you hear a word sung, put a cross through it. <text:span text:style-name="T1">Words must be exact matches - “love” and “loving” are not the same word. Turn on subtitles (always a good idea anyway) to make the lyrics clear. </text:span>If in doubt as to whether a particular word was sung, consult your fellow players.</text:p>
        <text:p text:style-name="P5"/>
        <text:p text:style-name="P5">First person to make a line of 5 in any direction <text:span text:style-name="T1">(including diagonals) </text:span>wins!</text:p>
        <text:p text:style-name="Standard"/>
        <table:table table:name="Table1" table:style-name="Table1">
          <table:table-column table:number-columns-repeated="5" table:style-name="Table1.A"/>
          <table:table-row>
            <table:table-cell office:value-type="string" table:style-name="Table1.A1">
              <text:p text:style-name="P2">skin</text:p>
            </table:table-cell>
            <table:table-cell office:value-type="string" table:style-name="Table1.A1">
              <text:p text:style-name="P2">get</text:p>
            </table:table-cell>
            <table:table-cell office:value-type="string" table:style-name="Table1.A1">
              <text:p text:style-name="P2">care</text:p>
            </table:table-cell>
            <table:table-cell office:value-type="string" table:style-name="Table1.A1">
              <text:p text:style-name="P2">time</text:p>
            </table:table-cell>
            <table:table-cell office:value-type="string" table:style-name="Table1.E1">
              <text:p text:style-name="P2">other</text:p>
            </table:table-cell>
          </table:table-row>
          <table:table-row>
            <table:table-cell office:value-type="string" table:style-name="Table1.A1">
              <text:p text:style-name="P2">want</text:p>
            </table:table-cell>
            <table:table-cell office:value-type="string" table:style-name="Table1.A1">
              <text:p text:style-name="P2">still</text:p>
            </table:table-cell>
            <table:table-cell office:value-type="string" table:style-name="Table1.A1">
              <text:p text:style-name="P2">her</text:p>
            </table:table-cell>
            <table:table-cell office:value-type="string" table:style-name="Table1.A1">
              <text:p text:style-name="P2">words</text:p>
            </table:table-cell>
            <table:table-cell office:value-type="string" table:style-name="Table1.E1">
              <text:p text:style-name="P2">dark</text:p>
            </table:table-cell>
          </table:table-row>
          <table:table-row>
            <table:table-cell office:value-type="string" table:style-name="Table1.A1">
              <text:p text:style-name="P2">light</text:p>
            </table:table-cell>
            <table:table-cell office:value-type="string" table:style-name="Table1.A1">
              <text:p text:style-name="P2">tight</text:p>
            </table:table-cell>
            <table:table-cell office:value-type="string" table:style-name="Table1.A1">
              <text:p text:style-name="P2">LOVE</text:p>
            </table:table-cell>
            <table:table-cell office:value-type="string" table:style-name="Table1.A1">
              <text:p text:style-name="P2">try</text:p>
            </table:table-cell>
            <table:table-cell office:value-type="string" table:style-name="Table1.E1">
              <text:p text:style-name="P2">till</text:p>
            </table:table-cell>
          </table:table-row>
          <table:table-row>
            <table:table-cell office:value-type="string" table:style-name="Table1.A1">
              <text:p text:style-name="P2">something</text:p>
            </table:table-cell>
            <table:table-cell office:value-type="string" table:style-name="Table1.A1">
              <text:p text:style-name="P2">emptiness</text:p>
            </table:table-cell>
            <table:table-cell office:value-type="string" table:style-name="Table1.A1">
              <text:p text:style-name="P2">stop</text:p>
            </table:table-cell>
            <table:table-cell office:value-type="string" table:style-name="Table1.A1">
              <text:p text:style-name="P2">track</text:p>
            </table:table-cell>
            <table:table-cell office:value-type="string" table:style-name="Table1.E1">
              <text:p text:style-name="P2">eyes</text:p>
            </table:table-cell>
          </table:table-row>
          <table:table-row>
            <table:table-cell office:value-type="string" table:style-name="Table1.A1">
              <text:p text:style-name="P2">hide</text:p>
            </table:table-cell>
            <table:table-cell office:value-type="string" table:style-name="Table1.A1">
              <text:p text:style-name="P2">just</text:p>
            </table:table-cell>
            <table:table-cell office:value-type="string" table:style-name="Table1.A1">
              <text:p text:style-name="P2">sky</text:p>
            </table:table-cell>
            <table:table-cell office:value-type="string" table:style-name="Table1.A1">
              <text:p text:style-name="P2">gone</text:p>
            </table:table-cell>
            <table:table-cell office:value-type="string" table:style-name="Table1.E1">
              <text:p text:style-name="P2">gonna</text:p>
            </table:table-cell>
          </table:table-row>
        </table:table>
        <text:p text:style-name="Standard"/>
        <text:p text:style-name="P1"/>
      </text:section>
      <text:section text:style-name="Sect1" text:name="Card">
        <text:h text:outline-level="1" text:style-name="P4">Eurovision Bingo</text:h>
        <text:p text:style-name="Standard"/>
        <text:p text:style-name="P3">Welcome to Eurovision Bingo! This game is based on the <text:span text:style-name="T2">scurrilous </text:span>allegation that all <text:span text:style-name="T3">sets of </text:span>Eurovision songs are basically the same. To investigate this, all of the non-trivial words from the songs of last year have been analysed, frequency-counted, pulped, mangled, squeezed, and turned into bingo cards.</text:p>
        <text:p text:style-name="P3"/>
        <text:p text:style-name="P5"><text:span text:style-name="T4">To play: w</text:span>hen you hear a word sung, put a cross through it. <text:span text:style-name="T1">Words must be exact matches - “love” and “loving” are not the same word. Turn on subtitles (always a good idea anyway) to make the lyrics clear. </text:span>If in doubt as to whether a particular word was sung, consult your fellow players.</text:p>
        <text:p text:style-name="P5"/>
        <text:p text:style-name="P5">First person to make a line of 5 in any direction <text:span text:style-name="T1">(including diagonals) </text:span>wins!</text:p>
        <text:p text:style-name="Standard"/>
        <table:table table:name="Table1" table:style-name="Table1">
          <table:table-column table:number-columns-repeated="5" table:style-name="Table1.A"/>
          <table:table-row>
            <table:table-cell office:value-type="string" table:style-name="Table1.A1">
              <text:p text:style-name="P2">fun</text:p>
            </table:table-cell>
            <table:table-cell office:value-type="string" table:style-name="Table1.A1">
              <text:p text:style-name="P2">left</text:p>
            </table:table-cell>
            <table:table-cell office:value-type="string" table:style-name="Table1.A1">
              <text:p text:style-name="P2">staring</text:p>
            </table:table-cell>
            <table:table-cell office:value-type="string" table:style-name="Table1.A1">
              <text:p text:style-name="P2">say</text:p>
            </table:table-cell>
            <table:table-cell office:value-type="string" table:style-name="Table1.E1">
              <text:p text:style-name="P2">within</text:p>
            </table:table-cell>
          </table:table-row>
          <table:table-row>
            <table:table-cell office:value-type="string" table:style-name="Table1.A1">
              <text:p text:style-name="P2">think</text:p>
            </table:table-cell>
            <table:table-cell office:value-type="string" table:style-name="Table1.A1">
              <text:p text:style-name="P2">sun</text:p>
            </table:table-cell>
            <table:table-cell office:value-type="string" table:style-name="Table1.A1">
              <text:p text:style-name="P2">broken</text:p>
            </table:table-cell>
            <table:table-cell office:value-type="string" table:style-name="Table1.A1">
              <text:p text:style-name="P2">hope</text:p>
            </table:table-cell>
            <table:table-cell office:value-type="string" table:style-name="Table1.E1">
              <text:p text:style-name="P2">yours</text:p>
            </table:table-cell>
          </table:table-row>
          <table:table-row>
            <table:table-cell office:value-type="string" table:style-name="Table1.A1">
              <text:p text:style-name="P2">words</text:p>
            </table:table-cell>
            <table:table-cell office:value-type="string" table:style-name="Table1.A1">
              <text:p text:style-name="P2">yes</text:p>
            </table:table-cell>
            <table:table-cell office:value-type="string" table:style-name="Table1.A1">
              <text:p text:style-name="P2">LOVE</text:p>
            </table:table-cell>
            <table:table-cell office:value-type="string" table:style-name="Table1.A1">
              <text:p text:style-name="P2">alone</text:p>
            </table:table-cell>
            <table:table-cell office:value-type="string" table:style-name="Table1.E1">
              <text:p text:style-name="P2">these</text:p>
            </table:table-cell>
          </table:table-row>
          <table:table-row>
            <table:table-cell office:value-type="string" table:style-name="Table1.A1">
              <text:p text:style-name="P2">change</text:p>
            </table:table-cell>
            <table:table-cell office:value-type="string" table:style-name="Table1.A1">
              <text:p text:style-name="P2">million</text:p>
            </table:table-cell>
            <table:table-cell office:value-type="string" table:style-name="Table1.A1">
              <text:p text:style-name="P2">stop</text:p>
            </table:table-cell>
            <table:table-cell office:value-type="string" table:style-name="Table1.A1">
              <text:p text:style-name="P2">hearts</text:p>
            </table:table-cell>
            <table:table-cell office:value-type="string" table:style-name="Table1.E1">
              <text:p text:style-name="P2">live</text:p>
            </table:table-cell>
          </table:table-row>
          <table:table-row>
            <table:table-cell office:value-type="string" table:style-name="Table1.A1">
              <text:p text:style-name="P2">sinking</text:p>
            </table:table-cell>
            <table:table-cell office:value-type="string" table:style-name="Table1.A1">
              <text:p text:style-name="P2">want</text:p>
            </table:table-cell>
            <table:table-cell office:value-type="string" table:style-name="Table1.A1">
              <text:p text:style-name="P2">their</text:p>
            </table:table-cell>
            <table:table-cell office:value-type="string" table:style-name="Table1.A1">
              <text:p text:style-name="P2">once</text:p>
            </table:table-cell>
            <table:table-cell office:value-type="string" table:style-name="Table1.E1">
              <text:p text:style-name="P2">tomorrow</text:p>
            </table:table-cell>
          </table:table-row>
        </table:table>
        <text:p text:style-name="Standard"/>
        <text:p text:style-name="P1"/>
      </text:section>
      <text:section text:style-name="Sect1" text:name="Card">
        <text:h text:outline-level="1" text:style-name="P4">Eurovision Bingo</text:h>
        <text:p text:style-name="Standard"/>
        <text:p text:style-name="P3">Welcome to Eurovision Bingo! This game is based on the <text:span text:style-name="T2">scurrilous </text:span>allegation that all <text:span text:style-name="T3">sets of </text:span>Eurovision songs are basically the same. To investigate this, all of the non-trivial words from the songs of last year have been analysed, frequency-counted, pulped, mangled, squeezed, and turned into bingo cards.</text:p>
        <text:p text:style-name="P3"/>
        <text:p text:style-name="P5"><text:span text:style-name="T4">To play: w</text:span>hen you hear a word sung, put a cross through it. <text:span text:style-name="T1">Words must be exact matches - “love” and “loving” are not the same word. Turn on subtitles (always a good idea anyway) to make the lyrics clear. </text:span>If in doubt as to whether a particular word was sung, consult your fellow players.</text:p>
        <text:p text:style-name="P5"/>
        <text:p text:style-name="P5">First person to make a line of 5 in any direction <text:span text:style-name="T1">(including diagonals) </text:span>wins!</text:p>
        <text:p text:style-name="Standard"/>
        <table:table table:name="Table1" table:style-name="Table1">
          <table:table-column table:number-columns-repeated="5" table:style-name="Table1.A"/>
          <table:table-row>
            <table:table-cell office:value-type="string" table:style-name="Table1.A1">
              <text:p text:style-name="P2">white</text:p>
            </table:table-cell>
            <table:table-cell office:value-type="string" table:style-name="Table1.A1">
              <text:p text:style-name="P2">tonight</text:p>
            </table:table-cell>
            <table:table-cell office:value-type="string" table:style-name="Table1.A1">
              <text:p text:style-name="P2">going</text:p>
            </table:table-cell>
            <table:table-cell office:value-type="string" table:style-name="Table1.A1">
              <text:p text:style-name="P2">oh</text:p>
            </table:table-cell>
            <table:table-cell office:value-type="string" table:style-name="Table1.E1">
              <text:p text:style-name="P2">walk</text:p>
            </table:table-cell>
          </table:table-row>
          <table:table-row>
            <table:table-cell office:value-type="string" table:style-name="Table1.A1">
              <text:p text:style-name="P2">leave</text:p>
            </table:table-cell>
            <table:table-cell office:value-type="string" table:style-name="Table1.A1">
              <text:p text:style-name="P2">take</text:p>
            </table:table-cell>
            <table:table-cell office:value-type="string" table:style-name="Table1.A1">
              <text:p text:style-name="P2">cause</text:p>
            </table:table-cell>
            <table:table-cell office:value-type="string" table:style-name="Table1.A1">
              <text:p text:style-name="P2">look</text:p>
            </table:table-cell>
            <table:table-cell office:value-type="string" table:style-name="Table1.E1">
              <text:p text:style-name="P2">swear</text:p>
            </table:table-cell>
          </table:table-row>
          <table:table-row>
            <table:table-cell office:value-type="string" table:style-name="Table1.A1">
              <text:p text:style-name="P2">did</text:p>
            </table:table-cell>
            <table:table-cell office:value-type="string" table:style-name="Table1.A1">
              <text:p text:style-name="P2">same</text:p>
            </table:table-cell>
            <table:table-cell office:value-type="string" table:style-name="Table1.A1">
              <text:p text:style-name="P2">LOVE</text:p>
            </table:table-cell>
            <table:table-cell office:value-type="string" table:style-name="Table1.A1">
              <text:p text:style-name="P2">truth</text:p>
            </table:table-cell>
            <table:table-cell office:value-type="string" table:style-name="Table1.E1">
              <text:p text:style-name="P2">keep</text:p>
            </table:table-cell>
          </table:table-row>
          <table:table-row>
            <table:table-cell office:value-type="string" table:style-name="Table1.A1">
              <text:p text:style-name="P2">pain</text:p>
            </table:table-cell>
            <table:table-cell office:value-type="string" table:style-name="Table1.A1">
              <text:p text:style-name="P2">someone</text:p>
            </table:table-cell>
            <table:table-cell office:value-type="string" table:style-name="Table1.A1">
              <text:p text:style-name="P2">hope</text:p>
            </table:table-cell>
            <table:table-cell office:value-type="string" table:style-name="Table1.A1">
              <text:p text:style-name="P2">last</text:p>
            </table:table-cell>
            <table:table-cell office:value-type="string" table:style-name="Table1.E1">
              <text:p text:style-name="P2">life</text:p>
            </table:table-cell>
          </table:table-row>
          <table:table-row>
            <table:table-cell office:value-type="string" table:style-name="Table1.A1">
              <text:p text:style-name="P2">two</text:p>
            </table:table-cell>
            <table:table-cell office:value-type="string" table:style-name="Table1.A1">
              <text:p text:style-name="P2">eyes</text:p>
            </table:table-cell>
            <table:table-cell office:value-type="string" table:style-name="Table1.A1">
              <text:p text:style-name="P2">other</text:p>
            </table:table-cell>
            <table:table-cell office:value-type="string" table:style-name="Table1.A1">
              <text:p text:style-name="P2">nothing</text:p>
            </table:table-cell>
            <table:table-cell office:value-type="string" table:style-name="Table1.E1">
              <text:p text:style-name="P2">baby</text:p>
            </table:table-cell>
          </table:table-row>
        </table:table>
        <text:p text:style-name="Standard"/>
        <text:p text:style-name="P1"/>
      </text:section>
      <text:section text:style-name="Sect1" text:name="Card">
        <text:h text:outline-level="1" text:style-name="P4">Eurovision Bingo</text:h>
        <text:p text:style-name="Standard"/>
        <text:p text:style-name="P3">Welcome to Eurovision Bingo! This game is based on the <text:span text:style-name="T2">scurrilous </text:span>allegation that all <text:span text:style-name="T3">sets of </text:span>Eurovision songs are basically the same. To investigate this, all of the non-trivial words from the songs of last year have been analysed, frequency-counted, pulped, mangled, squeezed, and turned into bingo cards.</text:p>
        <text:p text:style-name="P3"/>
        <text:p text:style-name="P5"><text:span text:style-name="T4">To play: w</text:span>hen you hear a word sung, put a cross through it. <text:span text:style-name="T1">Words must be exact matches - “love” and “loving” are not the same word. Turn on subtitles (always a good idea anyway) to make the lyrics clear. </text:span>If in doubt as to whether a particular word was sung, consult your fellow players.</text:p>
        <text:p text:style-name="P5"/>
        <text:p text:style-name="P5">First person to make a line of 5 in any direction <text:span text:style-name="T1">(including diagonals) </text:span>wins!</text:p>
        <text:p text:style-name="Standard"/>
        <table:table table:name="Table1" table:style-name="Table1">
          <table:table-column table:number-columns-repeated="5" table:style-name="Table1.A"/>
          <table:table-row>
            <table:table-cell office:value-type="string" table:style-name="Table1.A1">
              <text:p text:style-name="P2">break</text:p>
            </table:table-cell>
            <table:table-cell office:value-type="string" table:style-name="Table1.A1">
              <text:p text:style-name="P2">forget</text:p>
            </table:table-cell>
            <table:table-cell office:value-type="string" table:style-name="Table1.A1">
              <text:p text:style-name="P2">voices</text:p>
            </table:table-cell>
            <table:table-cell office:value-type="string" table:style-name="Table1.A1">
              <text:p text:style-name="P2">time</text:p>
            </table:table-cell>
            <table:table-cell office:value-type="string" table:style-name="Table1.E1">
              <text:p text:style-name="P2">find</text:p>
            </table:table-cell>
          </table:table-row>
          <table:table-row>
            <table:table-cell office:value-type="string" table:style-name="Table1.A1">
              <text:p text:style-name="P2">mind</text:p>
            </table:table-cell>
            <table:table-cell office:value-type="string" table:style-name="Table1.A1">
              <text:p text:style-name="P2">give</text:p>
            </table:table-cell>
            <table:table-cell office:value-type="string" table:style-name="Table1.A1">
              <text:p text:style-name="P2">sorrow</text:p>
            </table:table-cell>
            <table:table-cell office:value-type="string" table:style-name="Table1.A1">
              <text:p text:style-name="P2">get</text:p>
            </table:table-cell>
            <table:table-cell office:value-type="string" table:style-name="Table1.E1">
              <text:p text:style-name="P2">wind</text:p>
            </table:table-cell>
          </table:table-row>
          <table:table-row>
            <table:table-cell office:value-type="string" table:style-name="Table1.A1">
              <text:p text:style-name="P2">hold</text:p>
            </table:table-cell>
            <table:table-cell office:value-type="string" table:style-name="Table1.A1">
              <text:p text:style-name="P2">cover</text:p>
            </table:table-cell>
            <table:table-cell office:value-type="string" table:style-name="Table1.A1">
              <text:p text:style-name="P2">LOVE</text:p>
            </table:table-cell>
            <table:table-cell office:value-type="string" table:style-name="Table1.A1">
              <text:p text:style-name="P2">good</text:p>
            </table:table-cell>
            <table:table-cell office:value-type="string" table:style-name="Table1.E1">
              <text:p text:style-name="P2">better</text:p>
            </table:table-cell>
          </table:table-row>
          <table:table-row>
            <table:table-cell office:value-type="string" table:style-name="Table1.A1">
              <text:p text:style-name="P2">fight</text:p>
            </table:table-cell>
            <table:table-cell office:value-type="string" table:style-name="Table1.A1">
              <text:p text:style-name="P2">might</text:p>
            </table:table-cell>
            <table:table-cell office:value-type="string" table:style-name="Table1.A1">
              <text:p text:style-name="P2">inside</text:p>
            </table:table-cell>
            <table:table-cell office:value-type="string" table:style-name="Table1.A1">
              <text:p text:style-name="P2">around</text:p>
            </table:table-cell>
            <table:table-cell office:value-type="string" table:style-name="Table1.E1">
              <text:p text:style-name="P2">here</text:p>
            </table:table-cell>
          </table:table-row>
          <table:table-row>
            <table:table-cell office:value-type="string" table:style-name="Table1.A1">
              <text:p text:style-name="P2">running</text:p>
            </table:table-cell>
            <table:table-cell office:value-type="string" table:style-name="Table1.A1">
              <text:p text:style-name="P2">just</text:p>
            </table:table-cell>
            <table:table-cell office:value-type="string" table:style-name="Table1.A1">
              <text:p text:style-name="P2">may</text:p>
            </table:table-cell>
            <table:table-cell office:value-type="string" table:style-name="Table1.A1">
              <text:p text:style-name="P2">anymore</text:p>
            </table:table-cell>
            <table:table-cell office:value-type="string" table:style-name="Table1.E1">
              <text:p text:style-name="P2">again</text:p>
            </table:table-cell>
          </table:table-row>
        </table:table>
        <text:p text:style-name="Standard"/>
        <text:p text:style-name="P1"/>
      </text:section>
      <text:section text:style-name="Sect1" text:name="Card">
        <text:h text:outline-level="1" text:style-name="P4">Eurovision Bingo</text:h>
        <text:p text:style-name="Standard"/>
        <text:p text:style-name="P3">Welcome to Eurovision Bingo! This game is based on the <text:span text:style-name="T2">scurrilous </text:span>allegation that all <text:span text:style-name="T3">sets of </text:span>Eurovision songs are basically the same. To investigate this, all of the non-trivial words from the songs of last year have been analysed, frequency-counted, pulped, mangled, squeezed, and turned into bingo cards.</text:p>
        <text:p text:style-name="P3"/>
        <text:p text:style-name="P5"><text:span text:style-name="T4">To play: w</text:span>hen you hear a word sung, put a cross through it. <text:span text:style-name="T1">Words must be exact matches - “love” and “loving” are not the same word. Turn on subtitles (always a good idea anyway) to make the lyrics clear. </text:span>If in doubt as to whether a particular word was sung, consult your fellow players.</text:p>
        <text:p text:style-name="P5"/>
        <text:p text:style-name="P5">First person to make a line of 5 in any direction <text:span text:style-name="T1">(including diagonals) </text:span>wins!</text:p>
        <text:p text:style-name="Standard"/>
        <table:table table:name="Table1" table:style-name="Table1">
          <table:table-column table:number-columns-repeated="5" table:style-name="Table1.A"/>
          <table:table-row>
            <table:table-cell office:value-type="string" table:style-name="Table1.A1">
              <text:p text:style-name="P2">run</text:p>
            </table:table-cell>
            <table:table-cell office:value-type="string" table:style-name="Table1.A1">
              <text:p text:style-name="P2">without</text:p>
            </table:table-cell>
            <table:table-cell office:value-type="string" table:style-name="Table1.A1">
              <text:p text:style-name="P2">happy</text:p>
            </table:table-cell>
            <table:table-cell office:value-type="string" table:style-name="Table1.A1">
              <text:p text:style-name="P2">let</text:p>
            </table:table-cell>
            <table:table-cell office:value-type="string" table:style-name="Table1.E1">
              <text:p text:style-name="P2">there</text:p>
            </table:table-cell>
          </table:table-row>
          <table:table-row>
            <table:table-cell office:value-type="string" table:style-name="Table1.A1">
              <text:p text:style-name="P2">soul</text:p>
            </table:table-cell>
            <table:table-cell office:value-type="string" table:style-name="Table1.A1">
              <text:p text:style-name="P2">face</text:p>
            </table:table-cell>
            <table:table-cell office:value-type="string" table:style-name="Table1.A1">
              <text:p text:style-name="P2">reason</text:p>
            </table:table-cell>
            <table:table-cell office:value-type="string" table:style-name="Table1.A1">
              <text:p text:style-name="P2">everything</text:p>
            </table:table-cell>
            <table:table-cell office:value-type="string" table:style-name="Table1.E1">
              <text:p text:style-name="P2">its</text:p>
            </table:table-cell>
          </table:table-row>
          <table:table-row>
            <table:table-cell office:value-type="string" table:style-name="Table1.A1">
              <text:p text:style-name="P2">gonna</text:p>
            </table:table-cell>
            <table:table-cell office:value-type="string" table:style-name="Table1.A1">
              <text:p text:style-name="P2">over</text:p>
            </table:table-cell>
            <table:table-cell office:value-type="string" table:style-name="Table1.A1">
              <text:p text:style-name="P2">LOVE</text:p>
            </table:table-cell>
            <table:table-cell office:value-type="string" table:style-name="Table1.A1">
              <text:p text:style-name="P2">hear</text:p>
            </table:table-cell>
            <table:table-cell office:value-type="string" table:style-name="Table1.E1">
              <text:p text:style-name="P2">goodbye</text:p>
            </table:table-cell>
          </table:table-row>
          <table:table-row>
            <table:table-cell office:value-type="string" table:style-name="Table1.A1">
              <text:p text:style-name="P2">try</text:p>
            </table:table-cell>
            <table:table-cell office:value-type="string" table:style-name="Table1.A1">
              <text:p text:style-name="P2">till</text:p>
            </table:table-cell>
            <table:table-cell office:value-type="string" table:style-name="Table1.A1">
              <text:p text:style-name="P2">back</text:p>
            </table:table-cell>
            <table:table-cell office:value-type="string" table:style-name="Table1.A1">
              <text:p text:style-name="P2">mirror</text:p>
            </table:table-cell>
            <table:table-cell office:value-type="string" table:style-name="Table1.E1">
              <text:p text:style-name="P2">feel</text:p>
            </table:table-cell>
          </table:table-row>
          <table:table-row>
            <table:table-cell office:value-type="string" table:style-name="Table1.A1">
              <text:p text:style-name="P2">home</text:p>
            </table:table-cell>
            <table:table-cell office:value-type="string" table:style-name="Table1.A1">
              <text:p text:style-name="P2">right</text:p>
            </table:table-cell>
            <table:table-cell office:value-type="string" table:style-name="Table1.A1">
              <text:p text:style-name="P2">peace</text:p>
            </table:table-cell>
            <table:table-cell office:value-type="string" table:style-name="Table1.A1">
              <text:p text:style-name="P2">break</text:p>
            </table:table-cell>
            <table:table-cell office:value-type="string" table:style-name="Table1.E1">
              <text:p text:style-name="P2">ever</text:p>
            </table:table-cell>
          </table:table-row>
        </table:table>
        <text:p text:style-name="Standard"/>
        <text:p text:style-name="P1"/>
      </text:section>
      <text:section text:style-name="Sect1" text:name="Card">
        <text:h text:outline-level="1" text:style-name="P4">Eurovision Bingo</text:h>
        <text:p text:style-name="Standard"/>
        <text:p text:style-name="P3">Welcome to Eurovision Bingo! This game is based on the <text:span text:style-name="T2">scurrilous </text:span>allegation that all <text:span text:style-name="T3">sets of </text:span>Eurovision songs are basically the same. To investigate this, all of the non-trivial words from the songs of last year have been analysed, frequency-counted, pulped, mangled, squeezed, and turned into bingo cards.</text:p>
        <text:p text:style-name="P3"/>
        <text:p text:style-name="P5"><text:span text:style-name="T4">To play: w</text:span>hen you hear a word sung, put a cross through it. <text:span text:style-name="T1">Words must be exact matches - “love” and “loving” are not the same word. Turn on subtitles (always a good idea anyway) to make the lyrics clear. </text:span>If in doubt as to whether a particular word was sung, consult your fellow players.</text:p>
        <text:p text:style-name="P5"/>
        <text:p text:style-name="P5">First person to make a line of 5 in any direction <text:span text:style-name="T1">(including diagonals) </text:span>wins!</text:p>
        <text:p text:style-name="Standard"/>
        <table:table table:name="Table1" table:style-name="Table1">
          <table:table-column table:number-columns-repeated="5" table:style-name="Table1.A"/>
          <table:table-row>
            <table:table-cell office:value-type="string" table:style-name="Table1.A1">
              <text:p text:style-name="P2">about</text:p>
            </table:table-cell>
            <table:table-cell office:value-type="string" table:style-name="Table1.A1">
              <text:p text:style-name="P2">light</text:p>
            </table:table-cell>
            <table:table-cell office:value-type="string" table:style-name="Table1.A1">
              <text:p text:style-name="P2">believe</text:p>
            </table:table-cell>
            <table:table-cell office:value-type="string" table:style-name="Table1.A1">
              <text:p text:style-name="P2">feel</text:p>
            </table:table-cell>
            <table:table-cell office:value-type="string" table:style-name="Table1.E1">
              <text:p text:style-name="P2">call</text:p>
            </table:table-cell>
          </table:table-row>
          <table:table-row>
            <table:table-cell office:value-type="string" table:style-name="Table1.A1">
              <text:p text:style-name="P2">think</text:p>
            </table:table-cell>
            <table:table-cell office:value-type="string" table:style-name="Table1.A1">
              <text:p text:style-name="P2">every</text:p>
            </table:table-cell>
            <table:table-cell office:value-type="string" table:style-name="Table1.A1">
              <text:p text:style-name="P2">said</text:p>
            </table:table-cell>
            <table:table-cell office:value-type="string" table:style-name="Table1.A1">
              <text:p text:style-name="P2">tell</text:p>
            </table:table-cell>
            <table:table-cell office:value-type="string" table:style-name="Table1.E1">
              <text:p text:style-name="P2">tears</text:p>
            </table:table-cell>
          </table:table-row>
          <table:table-row>
            <table:table-cell office:value-type="string" table:style-name="Table1.A1">
              <text:p text:style-name="P2">left</text:p>
            </table:table-cell>
            <table:table-cell office:value-type="string" table:style-name="Table1.A1">
              <text:p text:style-name="P2">souls</text:p>
            </table:table-cell>
            <table:table-cell office:value-type="string" table:style-name="Table1.A1">
              <text:p text:style-name="P2">LOVE</text:p>
            </table:table-cell>
            <table:table-cell office:value-type="string" table:style-name="Table1.A1">
              <text:p text:style-name="P2">set</text:p>
            </table:table-cell>
            <table:table-cell office:value-type="string" table:style-name="Table1.E1">
              <text:p text:style-name="P2">white</text:p>
            </table:table-cell>
          </table:table-row>
          <table:table-row>
            <table:table-cell office:value-type="string" table:style-name="Table1.A1">
              <text:p text:style-name="P2">behind</text:p>
            </table:table-cell>
            <table:table-cell office:value-type="string" table:style-name="Table1.A1">
              <text:p text:style-name="P2">beautiful</text:p>
            </table:table-cell>
            <table:table-cell office:value-type="string" table:style-name="Table1.A1">
              <text:p text:style-name="P2">look</text:p>
            </table:table-cell>
            <table:table-cell office:value-type="string" table:style-name="Table1.A1">
              <text:p text:style-name="P2">believing</text:p>
            </table:table-cell>
            <table:table-cell office:value-type="string" table:style-name="Table1.E1">
              <text:p text:style-name="P2">just</text:p>
            </table:table-cell>
          </table:table-row>
          <table:table-row>
            <table:table-cell office:value-type="string" table:style-name="Table1.A1">
              <text:p text:style-name="P2">cry</text:p>
            </table:table-cell>
            <table:table-cell office:value-type="string" table:style-name="Table1.A1">
              <text:p text:style-name="P2">say</text:p>
            </table:table-cell>
            <table:table-cell office:value-type="string" table:style-name="Table1.A1">
              <text:p text:style-name="P2">something</text:p>
            </table:table-cell>
            <table:table-cell office:value-type="string" table:style-name="Table1.A1">
              <text:p text:style-name="P2">better</text:p>
            </table:table-cell>
            <table:table-cell office:value-type="string" table:style-name="Table1.E1">
              <text:p text:style-name="P2">hope</text:p>
            </table:table-cell>
          </table:table-row>
        </table:table>
        <text:p text:style-name="Standard"/>
        <text:p text:style-name="P1"/>
      </text:section>
      <text:section text:style-name="Sect1" text:name="Card">
        <text:h text:outline-level="1" text:style-name="P4">Eurovision Bingo</text:h>
        <text:p text:style-name="Standard"/>
        <text:p text:style-name="P3">Welcome to Eurovision Bingo! This game is based on the <text:span text:style-name="T2">scurrilous </text:span>allegation that all <text:span text:style-name="T3">sets of </text:span>Eurovision songs are basically the same. To investigate this, all of the non-trivial words from the songs of last year have been analysed, frequency-counted, pulped, mangled, squeezed, and turned into bingo cards.</text:p>
        <text:p text:style-name="P3"/>
        <text:p text:style-name="P5"><text:span text:style-name="T4">To play: w</text:span>hen you hear a word sung, put a cross through it. <text:span text:style-name="T1">Words must be exact matches - “love” and “loving” are not the same word. Turn on subtitles (always a good idea anyway) to make the lyrics clear. </text:span>If in doubt as to whether a particular word was sung, consult your fellow players.</text:p>
        <text:p text:style-name="P5"/>
        <text:p text:style-name="P5">First person to make a line of 5 in any direction <text:span text:style-name="T1">(including diagonals) </text:span>wins!</text:p>
        <text:p text:style-name="Standard"/>
        <table:table table:name="Table1" table:style-name="Table1">
          <table:table-column table:number-columns-repeated="5" table:style-name="Table1.A"/>
          <table:table-row>
            <table:table-cell office:value-type="string" table:style-name="Table1.A1">
              <text:p text:style-name="P2">sorrow</text:p>
            </table:table-cell>
            <table:table-cell office:value-type="string" table:style-name="Table1.A1">
              <text:p text:style-name="P2">hold</text:p>
            </table:table-cell>
            <table:table-cell office:value-type="string" table:style-name="Table1.A1">
              <text:p text:style-name="P2">gotta</text:p>
            </table:table-cell>
            <table:table-cell office:value-type="string" table:style-name="Table1.A1">
              <text:p text:style-name="P2">leave</text:p>
            </table:table-cell>
            <table:table-cell office:value-type="string" table:style-name="Table1.E1">
              <text:p text:style-name="P2">hurt</text:p>
            </table:table-cell>
          </table:table-row>
          <table:table-row>
            <table:table-cell office:value-type="string" table:style-name="Table1.A1">
              <text:p text:style-name="P2">time</text:p>
            </table:table-cell>
            <table:table-cell office:value-type="string" table:style-name="Table1.A1">
              <text:p text:style-name="P2">dream</text:p>
            </table:table-cell>
            <table:table-cell office:value-type="string" table:style-name="Table1.A1">
              <text:p text:style-name="P2">mean</text:p>
            </table:table-cell>
            <table:table-cell office:value-type="string" table:style-name="Table1.A1">
              <text:p text:style-name="P2">tonight</text:p>
            </table:table-cell>
            <table:table-cell office:value-type="string" table:style-name="Table1.E1">
              <text:p text:style-name="P2">boy</text:p>
            </table:table-cell>
          </table:table-row>
          <table:table-row>
            <table:table-cell office:value-type="string" table:style-name="Table1.A1">
              <text:p text:style-name="P2">without</text:p>
            </table:table-cell>
            <table:table-cell office:value-type="string" table:style-name="Table1.A1">
              <text:p text:style-name="P2">bridge</text:p>
            </table:table-cell>
            <table:table-cell office:value-type="string" table:style-name="Table1.A1">
              <text:p text:style-name="P2">LOVE</text:p>
            </table:table-cell>
            <table:table-cell office:value-type="string" table:style-name="Table1.A1">
              <text:p text:style-name="P2">world</text:p>
            </table:table-cell>
            <table:table-cell office:value-type="string" table:style-name="Table1.E1">
              <text:p text:style-name="P2">cause</text:p>
            </table:table-cell>
          </table:table-row>
          <table:table-row>
            <table:table-cell office:value-type="string" table:style-name="Table1.A1">
              <text:p text:style-name="P2">sing</text:p>
            </table:table-cell>
            <table:table-cell office:value-type="string" table:style-name="Table1.A1">
              <text:p text:style-name="P2">under</text:p>
            </table:table-cell>
            <table:table-cell office:value-type="string" table:style-name="Table1.A1">
              <text:p text:style-name="P2">left</text:p>
            </table:table-cell>
            <table:table-cell office:value-type="string" table:style-name="Table1.A1">
              <text:p text:style-name="P2">talk</text:p>
            </table:table-cell>
            <table:table-cell office:value-type="string" table:style-name="Table1.E1">
              <text:p text:style-name="P2">soul</text:p>
            </table:table-cell>
          </table:table-row>
          <table:table-row>
            <table:table-cell office:value-type="string" table:style-name="Table1.A1">
              <text:p text:style-name="P2">rain</text:p>
            </table:table-cell>
            <table:table-cell office:value-type="string" table:style-name="Table1.A1">
              <text:p text:style-name="P2">let</text:p>
            </table:table-cell>
            <table:table-cell office:value-type="string" table:style-name="Table1.A1">
              <text:p text:style-name="P2">need</text:p>
            </table:table-cell>
            <table:table-cell office:value-type="string" table:style-name="Table1.A1">
              <text:p text:style-name="P2">alive</text:p>
            </table:table-cell>
            <table:table-cell office:value-type="string" table:style-name="Table1.E1">
              <text:p text:style-name="P2">light</text:p>
            </table:table-cell>
          </table:table-row>
        </table:table>
        <text:p text:style-name="Standard"/>
        <text:p text:style-name="P1"/>
      </text:section>
      <text:section text:style-name="Sect1" text:name="Card">
        <text:h text:outline-level="1" text:style-name="P4">Eurovision Bingo</text:h>
        <text:p text:style-name="Standard"/>
        <text:p text:style-name="P3">Welcome to Eurovision Bingo! This game is based on the <text:span text:style-name="T2">scurrilous </text:span>allegation that all <text:span text:style-name="T3">sets of </text:span>Eurovision songs are basically the same. To investigate this, all of the non-trivial words from the songs of last year have been analysed, frequency-counted, pulped, mangled, squeezed, and turned into bingo cards.</text:p>
        <text:p text:style-name="P3"/>
        <text:p text:style-name="P5"><text:span text:style-name="T4">To play: w</text:span>hen you hear a word sung, put a cross through it. <text:span text:style-name="T1">Words must be exact matches - “love” and “loving” are not the same word. Turn on subtitles (always a good idea anyway) to make the lyrics clear. </text:span>If in doubt as to whether a particular word was sung, consult your fellow players.</text:p>
        <text:p text:style-name="P5"/>
        <text:p text:style-name="P5">First person to make a line of 5 in any direction <text:span text:style-name="T1">(including diagonals) </text:span>wins!</text:p>
        <text:p text:style-name="Standard"/>
        <table:table table:name="Table1" table:style-name="Table1">
          <table:table-column table:number-columns-repeated="5" table:style-name="Table1.A"/>
          <table:table-row>
            <table:table-cell office:value-type="string" table:style-name="Table1.A1">
              <text:p text:style-name="P2">once</text:p>
            </table:table-cell>
            <table:table-cell office:value-type="string" table:style-name="Table1.A1">
              <text:p text:style-name="P2">everything</text:p>
            </table:table-cell>
            <table:table-cell office:value-type="string" table:style-name="Table1.A1">
              <text:p text:style-name="P2">black</text:p>
            </table:table-cell>
            <table:table-cell office:value-type="string" table:style-name="Table1.A1">
              <text:p text:style-name="P2">life</text:p>
            </table:table-cell>
            <table:table-cell office:value-type="string" table:style-name="Table1.E1">
              <text:p text:style-name="P2">fear</text:p>
            </table:table-cell>
          </table:table-row>
          <table:table-row>
            <table:table-cell office:value-type="string" table:style-name="Table1.A1">
              <text:p text:style-name="P2">oh</text:p>
            </table:table-cell>
            <table:table-cell office:value-type="string" table:style-name="Table1.A1">
              <text:p text:style-name="P2">show</text:p>
            </table:table-cell>
            <table:table-cell office:value-type="string" table:style-name="Table1.A1">
              <text:p text:style-name="P2">her</text:p>
            </table:table-cell>
            <table:table-cell office:value-type="string" table:style-name="Table1.A1">
              <text:p text:style-name="P2">baby</text:p>
            </table:table-cell>
            <table:table-cell office:value-type="string" table:style-name="Table1.E1">
              <text:p text:style-name="P2">falling</text:p>
            </table:table-cell>
          </table:table-row>
          <table:table-row>
            <table:table-cell office:value-type="string" table:style-name="Table1.A1">
              <text:p text:style-name="P2">ever</text:p>
            </table:table-cell>
            <table:table-cell office:value-type="string" table:style-name="Table1.A1">
              <text:p text:style-name="P2">made</text:p>
            </table:table-cell>
            <table:table-cell office:value-type="string" table:style-name="Table1.A1">
              <text:p text:style-name="P2">LOVE</text:p>
            </table:table-cell>
            <table:table-cell office:value-type="string" table:style-name="Table1.A1">
              <text:p text:style-name="P2">wanna</text:p>
            </table:table-cell>
            <table:table-cell office:value-type="string" table:style-name="Table1.E1">
              <text:p text:style-name="P2">door</text:p>
            </table:table-cell>
          </table:table-row>
          <table:table-row>
            <table:table-cell office:value-type="string" table:style-name="Table1.A1">
              <text:p text:style-name="P2">lost</text:p>
            </table:table-cell>
            <table:table-cell office:value-type="string" table:style-name="Table1.A1">
              <text:p text:style-name="P2">through</text:p>
            </table:table-cell>
            <table:table-cell office:value-type="string" table:style-name="Table1.A1">
              <text:p text:style-name="P2">get</text:p>
            </table:table-cell>
            <table:table-cell office:value-type="string" table:style-name="Table1.A1">
              <text:p text:style-name="P2">m</text:p>
            </table:table-cell>
            <table:table-cell office:value-type="string" table:style-name="Table1.E1">
              <text:p text:style-name="P2">eyes</text:p>
            </table:table-cell>
          </table:table-row>
          <table:table-row>
            <table:table-cell office:value-type="string" table:style-name="Table1.A1">
              <text:p text:style-name="P2">fears</text:p>
            </table:table-cell>
            <table:table-cell office:value-type="string" table:style-name="Table1.A1">
              <text:p text:style-name="P2">mind</text:p>
            </table:table-cell>
            <table:table-cell office:value-type="string" table:style-name="Table1.A1">
              <text:p text:style-name="P2">feeling</text:p>
            </table:table-cell>
            <table:table-cell office:value-type="string" table:style-name="Table1.A1">
              <text:p text:style-name="P2">might</text:p>
            </table:table-cell>
            <table:table-cell office:value-type="string" table:style-name="Table1.E1">
              <text:p text:style-name="P2">tell</text:p>
            </table:table-cell>
          </table:table-row>
        </table:table>
        <text:p text:style-name="Standard"/>
        <text:p text:style-name="P1"/>
      </text:section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Lohit Hindi1" svg:font-family="'Lohit Hindi'"/>
    <style:font-face style:name="Ubuntu" svg:font-family="Ubuntu" style:font-family-generic="swiss"/>
    <style:font-face style:name="Liberation Serif" style:font-pitch="variable" svg:font-family="'Liberation Serif'" style:font-family-generic="roman"/>
    <style:font-face style:name="Liberation Sans" style:font-pitch="variable" svg:font-family="'Liberation Sans'" style:font-family-generic="swiss"/>
    <style:font-face style:name="Liberation Serif1" style:font-pitch="variable" svg:font-family="'Liberation Serif'" style:font-family-generic="swiss"/>
    <style:font-face style:name="Ubuntu1" style:font-pitch="variable" svg:font-family="Ubuntu" style:font-family-generic="swiss"/>
    <style:font-face style:name="Droid Sans" style:font-pitch="variable" svg:font-family="'Droid Sans'" style:font-family-generic="system"/>
    <style:font-face style:name="Lohit Hindi" style:font-pitch="variable" svg:font-family="'Lohit Hindi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svg:stroke-color="#808080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cfe7f5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GB" fo:language="en" style:font-name="Liberation Serif" style:language-asian="zh" style:language-complex="hi" style:font-size-asian="10.5pt" style:font-name-asian="Droid Sans" fo:font-size="12pt" style:font-size-complex="12pt" style:country-asian="CN" style:letter-kerning="true" style:font-name-complex="Lohit Hindi" style:country-complex="IN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fo:hyphenation-remain-char-count="2" style:use-window-font-color="true" fo:country="GB" fo:language="en" fo:hyphenation-push-char-count="2" style:font-name="Liberation Serif" style:language-asian="zh" style:language-complex="hi" style:font-size-asian="10.5pt" style:font-name-asian="Droid Sans" fo:font-size="12pt" style:font-size-complex="12pt" style:country-asian="CN" style:letter-kerning="true" fo:hyphenate="false" style:font-name-complex="Lohit Hind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 style:contextual-spacing="false"/>
      <style:text-properties style:font-family-generic-asian="system" style:font-name-complex="Lohit Hindi" style:font-family-generic-complex="system" style:font-size-asian="14pt" fo:font-family="'Liberation Sans'" style:font-name="Liberation Sans" style:font-size-complex="14pt" style:font-family-asian="'Droid Sans'" style:font-name-asian="Droid Sans" style:font-family-complex="'Lohit Hindi'" fo:font-size="14pt" style:font-pitch-complex="variable" style:font-pitch="variable" style:font-pitch-asian="variable" style:font-family-generic="swiss"/>
    </style:style>
    <style:style style:name="Text_20_body" style:display-name="Text body" style:class="text" style:parent-style-name="Standard" style:family="paragraph">
      <style:paragraph-properties fo:margin-top="0cm" fo:margin-bottom="0.212cm" style:contextual-spacing="false"/>
    </style:style>
    <style:style style:name="List" style:class="list" style:parent-style-name="Text_20_body" style:family="paragraph">
      <style:text-properties style:font-size-asian="12pt" style:font-family-complex="'Lohit Hindi'" style:font-name-complex="Lohit Hindi1"/>
    </style:style>
    <style:style style:name="Caption" style:class="extra" style:parent-style-name="Standard" style:family="paragraph">
      <style:paragraph-properties fo:margin-top="0.212cm" text:number-lines="false" text:line-number="0" fo:margin-bottom="0.212cm" style:contextual-spacing="false"/>
      <style:text-properties fo:font-style="italic" style:font-size-asian="12pt" style:font-size-complex="12pt" style:font-family-complex="'Lohit Hindi'" fo:font-size="12pt" style:font-style-asian="italic" style:font-style-complex="italic" style:font-name-complex="Lohit Hindi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family-complex="'Lohit Hindi'" style:font-name-complex="Lohit Hindi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writing-mode="lr-tb" fo:margin-left="2cm" fo:page-width="21.001cm" style:num-format="1" style:print-orientation="portrait" style:footnote-max-height="0cm" fo:margin-bottom="2cm" fo:page-height="29.7cm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vase Markham</meta:initial-creator>
    <meta:creation-date>2013-05-22T11:25:16</meta:creation-date>
    <dc:date>2015-05-24T20:47:50.085844053</dc:date>
    <dc:creator>Gervase Markham</dc:creator>
    <meta:editing-duration>PT47M</meta:editing-duration>
    <meta:editing-cycles>11</meta:editing-cycles>
    <meta:generator>LibreOffice/4.2.8.2$Linux_x86 LibreOffice_project/420m0$Build-2</meta:generator>
    <meta:document-statistic meta:table-count="1" meta:image-count="0" meta:object-count="0" meta:page-count="2" meta:paragraph-count="9" meta:word-count="124" meta:character-count="722" meta:non-whitespace-character-count="607"/>
  </office:meta>
</office:document-meta>
</file>